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color="#c9211e" loext:opacity="100%" style:font-name="Arial1" fo:font-size="24pt" fo:font-weight="bold" officeooo:rsid="0008c1cd" officeooo:paragraph-rsid="0008c1cd" style:font-size-asian="21pt" style:font-weight-asian="bold" style:font-size-complex="24pt" style:font-weight-complex="bold"/>
    </style:style>
    <style:style style:name="P2" style:family="paragraph" style:parent-style-name="Standard">
      <style:text-properties fo:color="#ff860d" loext:opacity="100%" style:font-name="Arial1" fo:font-size="14pt" fo:font-weight="bold" officeooo:rsid="0008c1cd" officeooo:paragraph-rsid="0008c1cd" style:font-size-asian="12.25pt" style:font-weight-asian="bold" style:font-size-complex="14pt" style:font-weight-complex="bold"/>
    </style:style>
    <style:style style:name="P3" style:family="paragraph" style:parent-style-name="Standard">
      <style:text-properties fo:color="#000000" loext:opacity="100%" style:font-name="Arial1" fo:font-size="11pt" fo:font-weight="normal" officeooo:rsid="0008c1cd" officeooo:paragraph-rsid="0008c1cd" style:font-size-asian="9.60000038146973pt" style:font-weight-asian="normal" style:font-size-complex="11pt" style:font-weight-complex="normal"/>
    </style:style>
    <style:style style:name="P4" style:family="paragraph" style:parent-style-name="Standard">
      <style:text-properties fo:color="#000000" loext:opacity="100%" style:font-name="Arial1" fo:font-size="11pt" fo:font-weight="bold" officeooo:rsid="0008c1cd" officeooo:paragraph-rsid="0008c1cd" style:font-size-asian="9.60000038146973pt" style:font-weight-asian="bold" style:font-size-complex="11pt" style:font-weight-complex="bold"/>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ma 9: La sentencia SELECT.</text:p>
      <text:p text:style-name="P1"/>
      <text:p text:style-name="P2">1. Lenguaje DML.</text:p>
      <text:p text:style-name="P2"/>
      <text:p text:style-name="P3">El Lenguaje de Manipulación de Datos (DML) está formado por comandos utilizados para acceder a la información que contienen las tablas de la base de datos.</text:p>
      <text:p text:style-name="P3">Esta se puede modificar, añadir nuevas o borrar parte de los datos.</text:p>
      <text:p text:style-name="P3">Los comandos integrados en este lenguaje son los siguientes:</text:p>
      <text:p text:style-name="P3"/>
      <text:p text:style-name="P4">· SELECT: <text:span text:style-name="T1">consulta.</text:span></text:p>
      <text:p text:style-name="P4">· INSERT: <text:span text:style-name="T1">insertar.</text:span></text:p>
      <text:p text:style-name="P4">· UPDATE: <text:span text:style-name="T1">modificar.</text:span></text:p>
      <text:p text:style-name="P4">· DELETE: <text:span text:style-name="T1">borrar.</text:span></text:p>
      <text:p text:style-name="P4"><text:span text:style-name="T1"/></text:p>
      <text:p text:style-name="P4"><text:span text:style-name="T1">Al ejecutar una instrucción DML, el sistema devolverá al usuario el número de filas que han sido modificadas como resultado de la misma, además del resultado.</text:span></text:p>
      <text:p text:style-name="P4"><text:span text:style-name="T1"/></text:p>
      <text:p text:style-name="P4"><text:span text:style-name="T1">Una transacción es un grupo de instrucciones DML que son ejecutadas de manera consecutiva.</text:span></text:p>
      <text:p text:style-name="P4"><text:span text:style-name="T1">Permiten anularse en el caso de que el resultado no sea el esperado.</text:span></text:p>
      <text:p text:style-name="P4"><text:span text:style-name="T1"/></text:p>
      <text:p text:style-name="P2">2. Características y uso de las sentencias SELECT.</text:p>
      <text:p text:style-name="P2"/>
      <text:p text:style-name="P4">Definición.</text:p>
      <text:p text:style-name="P4"/>
      <text:p text:style-name="P3">SELECT es la utilizada en el lenguaje SQL para poder seleccionar los datos que nos interesen, pertenezcan a una o varias tablas vistas.</text:p>
      <text:p text:style-name="P3">Es susceptible de que se le apliquen varias cláusulas.</text:p>
      <text:p text:style-name="P3"/>
      <text:p text:style-name="P4">Sintaxis.</text:p>
      <text:p text:style-name="P4"/>
      <text:p text:style-name="P3">Consta de varias partes o cláusulas diferenciadas entre si, según se indica a continuación:</text:p>
      <text:p text:style-name="P3"/>
      <text:p text:style-name="P4">SELECT [ALL | DISTINCT] &lt;campos&gt;</text:p>
      <text:p text:style-name="P4">FROM &lt;tablas&gt;</text:p>
      <text:p text:style-name="P4">[WHERE &lt;condicion&gt; [AND|OR &lt;condición&gt;]]</text:p>
      <text:p text:style-name="P4">[GROUP BY &lt;nombre_campo&gt;]</text:p>
      <text:p text:style-name="P4">[HAVING &lt;criterios_de_agrupación&gt;]</text:p>
      <text:p text:style-name="P4">[ORDER BY &lt;nombre_campo&gt;|&lt;índice_campo&gt; [ASC|DESC]];</text:p>
      <text:p text:style-name="P4"/>
      <text:p text:style-name="P4">Cláusula SELECT: <text:span text:style-name="T1">después de la que se indican los datos que se quieren comprobar. Para ello, se indican los nombres de las columnas. También se puede indicar la columna precedida de la tabla a la que pertenece, separado por un punto: “TablaConColumna.ColumnaQueNosInteresa”.</text:span></text:p>
      <text:p text:style-name="P4"><text:span text:style-name="T1"/></text:p>
      <text:p text:style-name="P4"><text:span text:style-name="T1">Existe la posibilidad de seleccionar todas las columnas de una tabla, para lo que se utiliza el asterisco (*):</text:span></text:p>
      <text:p text:style-name="P4"><text:span text:style-name="T1"/></text:p>
      <text:p text:style-name="P4"><text:span text:style-name="T1">“SELECT * FROM CLIENTES WHERE NOMBRE = ‘JAVIER’;</text:span></text:p>
      <text:p text:style-name="P4"><text:span text:style-name="T1"/></text:p>
      <text:p text:style-name="P4"><text:span text:style-name="T1">ALL y DISTINCT se pueden incluir de manera opcional:</text:span></text:p>
      <text:p text:style-name="P4"><text:span text:style-name="T1"/></text:p>
      <text:p text:style-name="P4">· ALL: <text:span text:style-name="T1">permite seleccionar las filas repetidas.</text:span></text:p>
      <text:p text:style-name="P4"><text:span text:style-name="T1"/></text:p>
      <text:p text:style-name="P4">· DISTINCT: <text:span text:style-name="T1">descarta las filas repetidas.</text:span></text:p>
      <text:p text:style-name="P4"><text:span text:style-name="T1"/></text:p>
      <text:p text:style-name="P4"><text:soft-page-break/>· Cláusula FROM: <text:span text:style-name="T1">indica las tablas a las que hay que acceder para recabar los datos.</text:span></text:p>
      <text:p text:style-name="P4"><text:span text:style-name="T1"/></text:p>
      <text:p text:style-name="P4">· Cláusulas opcionales: <text:span text:style-name="T1">las marcadas entre corchetes. Establecen distintos criterios sobre la manera de presentar la información o sobre condiciones que deben cumplir los datos.</text:span></text:p>
      <text:p text:style-name="P4"><text:span text:style-name="T1"/></text:p>
      <text:p text:style-name="P2">3. Cláusula FROM.</text:p>
      <text:p text:style-name="P2"/>
      <text:p text:style-name="P3">En SQL se puede especificar un nombre o alias a las columnas de la tabla en el momento de hacer una consulta.</text:p>
      <text:p text:style-name="P3"/>
      <text:p text:style-name="P3">Por ejemplo, para una tabla “Coches” en la que hay especificado un campo “Fecha de Matriculación”, se puede crear un alias “F_MAT” utilizando la siguiente expresión:</text:p>
      <text:p text:style-name="P3"/>
      <text:p text:style-name="P4">SELECT FECHA_DE_MATRICULACION “f_mat” FROM COCHES;</text:p>
      <text:p text:style-name="P4"/>
      <text:p text:style-name="P3">Este concepto es extensible también a las tablas, pero no es necesario que se indique entre comillas.</text:p>
      <text:p text:style-name="P3"/>
      <text:p text:style-name="P3">FROM especifica el lugar del que se obtiene la información (columnas) que se quiere obtener.</text:p>
      <text:p text:style-name="P3">Va siempre ligada a SELECT. Cualquier consulta con SELECT debe ir acompañada de FROM.</text:p>
      <text:p text:style-name="P3"/>
      <text:p text:style-name="P3">En el caso de que se incluya más de una tabla, estas deben separarse por comas.</text:p>
      <text:p text:style-name="P3">Es posible indicar en la consulta el usuario al que pertenece cada tabla mediante la sintaxis “USUARIO.TABLA”.</text:p>
      <text:p text:style-name="P3"/>
      <text:p text:style-name="P2">4. La cláusula WHERE.</text:p>
      <text:p text:style-name="P2"/>
      <text:p text:style-name="P3">Para poder limitar o filtrar la obtención de datos a las filas o registros que nos interesen, utilizamos la cláusula WHERE, con el fin de indicar una condición determinada que se debe cumplir:</text:p>
      <text:p text:style-name="P3"/>
      <text:p text:style-name="P4">SELECT [ALL|DISTINCT] &lt;campos&gt;</text:p>
      <text:p text:style-name="P4">FROM &lt;tablas&gt;</text:p>
      <text:p text:style-name="P4">[WHERE &lt;condicion&gt; [AND|OR &lt;condición&gt;]];</text:p>
      <text:p text:style-name="P4"/>
      <text:p text:style-name="P3">Para indicar las condiciones se pueden utilizar varios operadores o expresiones.</text:p>
      <text:p text:style-name="P3">Ejemplos de su uso similares al siguiente:</text:p>
      <text:p text:style-name="P3"/>
      <text:p text:style-name="P4">SELECT MATRICULA, FABRICANTE, COLOR</text:p>
      <text:p text:style-name="P4">FROM COCHES</text:p>
      <text:p text:style-name="P4">WHERE FABRICANTE = ‘BMW’</text:p>
      <text:p text:style-name="P4"/>
      <text:p text:style-name="P3">Las condiciones que pueden utilizarse en este comando pueden utilizar operadores de muchos tipos (de comparación, lógicos, etc.).</text:p>
      <text:p text:style-name="P3"/>
      <text:p text:style-name="P2">5. La cláusula ORDER BY.</text:p>
      <text:p text:style-name="P2"/>
      <text:p text:style-name="P3">Normalmente la consulta SELECT se presenta al usuario ordenada por algún criterio determinado, para lo que se utiliza la cláusula ORDER BY.</text:p>
      <text:p text:style-name="P3">Tiene la siguiente forma:</text:p>
      <text:p text:style-name="P3"/>
      <text:p text:style-name="P4">SELECT [ALL|DISTINCT] &lt;campos&gt;</text:p>
      <text:p text:style-name="P4">FROM &lt;tablas&gt;</text:p>
      <text:p text:style-name="P4">[WHERE &lt;condicion&gt; [AND|OR &lt;condición&gt;]]</text:p>
      <text:p text:style-name="P4">[ORDER BY columna1[ASC|DESC],…,columnaN[ASC|DESC]];</text:p>
      <text:p text:style-name="P4"/>
      <text:p text:style-name="P3"><text:soft-page-break/>Tras especificar la cláusula, se debe indicar el criterio de ordenación, que puede realizarse a través de una o varias columnas de la tabla.</text:p>
      <text:p text:style-name="P3"/>
      <text:p text:style-name="P3">Una de las posibilidades que presenta la cláusula es la de indicar el orden a través del índice, es decir, del número de posición del campo por el que queremos que se ordene en la lista de selección.</text:p>
      <text:p text:style-name="P3"/>
      <text:p text:style-name="P3">Se puede definir el orden de ordenación a través de varias columnas, no solo de una. Además, también se puede ordenar mezclando ambas formas, por índices y por nombre de columna.</text:p>
      <text:p text:style-name="P3"/>
      <text:p text:style-name="P2">6. La cláusula ORDER BY: Orden ascendente o descendente.</text:p>
      <text:p text:style-name="P2"/>
      <text:p text:style-name="P3">Puede ordenarse de manera ascendente o descendente utilizando las expresiones “ASC” y “DESC”.</text:p>
      <text:p text:style-name="P3"/>
      <text:p text:style-name="P3">Un aspecto a considerar de la cláusula ORDER BY es el tratamiento de los valores NULL o nulos.</text:p>
      <text:p text:style-name="P3">Estos no pueden cumplir las condiciones que se establecen en una consulta, ya sea utilizando WHERE o utilizando ORDER BY para su ordenación.</text:p>
      <text:p text:style-name="P3"/>
      <text:p text:style-name="P3">Los valores nulos que se obtengan como respuesta a una consulta determinada aparecerán al final de la misma, aunque existe la posibilidad de indicar si se desea que figuren al principio mediante la cláusula “NULL FIRST”.</text:p>
      <text:p text:style-name="P3"/>
      <text:p text:style-name="P2">7. Agrupaciones de registros: GROUP BY.</text:p>
      <text:p text:style-name="P2"/>
      <text:p text:style-name="P3">Podemos agrupar los datos según un campo determinado, para lo que se utiliza la cláusula GROUP BY o la cláusula HAVING.</text:p>
      <text:p text:style-name="P3">Es posible obtener subtotales de un campo determinado, es decir, un resumen de los datos.</text:p>
      <text:p text:style-name="P3"/>
      <text:p text:style-name="P3">En el siguiente ejemplo, se obtendrían todos los coches agrupados por fabricante y por tipo de combustible utilizado:</text:p>
      <text:p text:style-name="P3"/>
      <text:p text:style-name="P4">SELECT FABRICANTE, COMBUSTIBLE</text:p>
      <text:p text:style-name="P4">FROM COCHES</text:p>
      <text:p text:style-name="P4">GROUP BY FABRICANTE, COMBUSTIBLE</text:p>
      <text:p text:style-name="P4"/>
      <text:p text:style-name="P3">Cabe destacar la utilización de lo que se denomina “funciones de agregado”.</text:p>
      <text:p text:style-name="P3">A través de estas consultas, se realizan cálculos por grupos, es decir, se agrupan los registros en base a un criterio, y una vez que están agrupados, permiten ejecutar alguna acción como contar totales, calcular medias, etc., mediante la utilización de las funciones de agregado.</text:p>
      <text:p text:style-name="P3"/>
      <text:p text:style-name="P3">Estas<text:span text:style-name="T2"> funciones de agregado</text:span> son las siguientes:</text:p>
      <text:p text:style-name="P3"/>
      <text:p text:style-name="P4">· AVG: <text:span text:style-name="T1">valor promedio de un campo.</text:span></text:p>
      <text:p text:style-name="P4">· COUNT: <text:span text:style-name="T1">número de registros.</text:span></text:p>
      <text:p text:style-name="P4">· SUM: <text:span text:style-name="T1">suma de valores de un campo.</text:span></text:p>
      <text:p text:style-name="P4">· MAX: <text:span text:style-name="T1">valor máximo de un campo.</text:span></text:p>
      <text:p text:style-name="P4">· MIN: <text:span text:style-name="T1">valor mínimo de un campo.</text:span></text:p>
      <text:p text:style-name="P4"><text:span text:style-name="T1"/></text:p>
      <text:p text:style-name="P4"><text:span text:style-name="T1">En el siguiente ejemplo, se muestra una consulta a la tabla de coches para obtener la suma del precio de los artículos por fabricante. Se utiliza la función de agregación SUM, y el alias SUMA:</text:span></text:p>
      <text:p text:style-name="P4"><text:span text:style-name="T1"/></text:p>
      <text:p text:style-name="P4">SELECT FABRICANTE, SUM(PRECIO) AS SUMA</text:p>
      <text:p text:style-name="P4">FROM COCHES</text:p>
      <text:p text:style-name="P4">GROUP BY FABRICANTE</text:p>
      <text:p text:style-name="P4">ORDER BY SUMA;</text:p>
      <text:p text:style-name="P2"><text:soft-page-break/>8. Agrupaciones de registros: HAVING y variables de sustitución.</text:p>
      <text:p text:style-name="P2"/>
      <text:p text:style-name="P4">Having.</text:p>
      <text:p text:style-name="P4"/>
      <text:p text:style-name="P3">Se utiliza en las consultas de agrupación para fijar criterios o condiciones para obtener la información. Es decir, sustituye al WHERE en este tipo de consultas.</text:p>
      <text:p text:style-name="P3"/>
      <text:p text:style-name="P4">Variables de sustitución.</text:p>
      <text:p text:style-name="P4"/>
      <text:p text:style-name="P3">Son una herramienta que proporcionan los SGBD para manejar consultas repetitivas en las que puede ser que varíe un único dato.</text:p>
      <text:p text:style-name="P3">En el caso de Oracle, se indican mediante el símbolo “&amp;”, que va seguido del nombre de la variable.</text:p>
      <text:p text:style-name="P3"/>
      <text:p text:style-name="P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2-23T12:36:35.081000000</meta:creation-date>
    <dc:date>2023-12-23T13:13:46.933000000</dc:date>
    <meta:editing-duration>PT37M12S</meta:editing-duration>
    <meta:editing-cycles>1</meta:editing-cycles>
    <meta:document-statistic meta:table-count="0" meta:image-count="0" meta:object-count="0" meta:page-count="4" meta:paragraph-count="93" meta:word-count="1084" meta:character-count="6721" meta:non-whitespace-character-count="5730"/>
    <meta:generator>LibreOffice/7.6.2.1$Windows_X86_64 LibreOffice_project/56f7684011345957bbf33a7ee678afaf4d2ba333</meta:generator>
  </office:meta>
</office:document-meta>
</file>